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2a5" officeooo:paragraph-rsid="00104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arxiu .gitignore haurà d’anar a dins de la carpeta del projecte de unity per tal que no es carregui tot el ratu el que hi ha a dins de la carpeta Librar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1T15:01:07.633000000</meta:creation-date>
    <dc:date>2023-09-21T15:01:47.881000000</dc:date>
    <meta:editing-duration>PT40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32" meta:character-count="155" meta:non-whitespace-character-count="124"/>
  </office:meta>
</office:document-meta>
</file>